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"Sounds like the bandit gang's been destroyed,
but we still ain't got permission to set sail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"The head of the gang's on the run, I guess?
That must be the reason, right?"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ー DUMBー OCー EANー BAS— TARD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7:24:41+01:00</meta:creation-date>
    <dc:date>2019-11-02T17:24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